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000000" svg:stroke-opacity="1" svg:stroke-width="0.789272020000000pt"/>
    </style:style>
    <style:style style:name="gr3" style:family="graphic">
      <style:graphic-properties draw:fill="solid" draw:fill-color="#ffe900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08ced6" draw:stroke="none" fo:margin="1.000000000000000pt" style:wrap="biggest" style:wrap-dynamic-threshold="0.000000000000000pt" svg:fill-rule="evenodd"/>
    </style:style>
    <style:style style:name="gr5" style:family="graphic">
      <style:graphic-properties draw:fill="solid" draw:fill-color="#0000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g956"/>
        </draw:layer-set>
        <draw:g draw:style-name="gr1" draw:id="shape1" svg:y="0.00000000442pt">
          <draw:rect draw:style-name="gr2" draw:id="shape2" draw:name="rect149" draw:layer="g956" svg:width="784.49580000000pt" svg:height="382.83061600000pt" draw:transform="matrix(-0.25998060000 0.00000000000 0.00000000000 -0.25998060000 204.27641107693pt 99.89740079722pt)"/>
          <draw:rect draw:style-name="gr3" draw:id="shape3" draw:name="rect601" draw:layer="g956" svg:width="784.49580000000pt" svg:height="161.05220000000pt" draw:transform="matrix(-0.25998060000 0.00000000000 0.00000000000 -0.25998060000 204.27641107693pt 71.69290832332pt)"/>
          <draw:rect draw:style-name="gr4" draw:id="shape4" draw:name="rect148" draw:layer="g956" svg:width="784.49580000000pt" svg:height="127.61021600000pt" draw:transform="matrix(-0.25998060000 0.00000000000 0.00000000000 -0.25998060000 204.27641107693pt 99.89740079722pt)"/>
          <draw:rect draw:style-name="gr4" draw:id="shape5" draw:name="rect585" draw:layer="g956" svg:width="784.49580000000pt" svg:height="127.61021600000pt" draw:transform="matrix(-0.25998060000 0.00000000000 0.00000000000 -0.25998060000 204.27641107693pt 33.57190510888pt)"/>
          <draw:path draw:style-name="gr5" draw:id="shape6" draw:name="path570" draw:layer="g956" svg:width="314.53788584809pt" svg:height="383.21812960130pt" draw:transform="matrix(0.25998060000 0.00000000000 0.00000000000 0.25998060000 -0.00000000511pt 0.00000000442pt)" svg:viewBox="0 0 315 383" svg:d="M0.87027 0C2.6108 0 314.538 189.387 314.538 189.387L0 383.218Z" koffice:nodeTypes="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08:00</dc:date>
    <meta:creation-date>2011-05-22T06:11:14</meta:creation-date>
    <dc:creator>Yue Liu</dc:creator>
  </office:meta>
</office:document-meta>
</file>